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dbcTemplateQueryTests.doTestQueryForListWithArgs( String sq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QueryTests.testQueryForObjectWithBigDecim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mplateQueryTests.testQueryForObject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ObjectThrowsIncorrectResultSizeForMoreThanOneRow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LongWith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ListWithArgsAndEmpty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ObjectWithArgsAnd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MapWithArgsAnd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ObjectWithIntegerAnd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ListWith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ListWithEmpty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mplateQueryTests.testQueryForObjectWithArgsAnd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IntWith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Long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ObjectWithBig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mplateQueryTests.testQueryForListWithArgsAndIntegerElementAnd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QueryTests.testQueryForListWithArg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QueryTests.testQueryForStreamWithArgsAnd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JdbcTemplateQueryTests.testQueryForStreamWithRowMapp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JdbcTemplateQueryTests.testQueryForIntPrimit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ObjectWith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mplateQueryTests.testQueryForListWithInteger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dbcTemplateQueryTests.testQueryForMapWith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Li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QueryTests.testQueryForListWithArgsAndSingleRowAndColum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dbcTemplateQueryTests.testQueryForListIsNotConfusedByNamedParameterPre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dbcTemplateQueryTests.testQueryForLo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dbcTemplateQueryTests.testQueryForObjectWithInte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dbcTemplateQueryTests.testQueryForI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